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ede" officeooo:paragraph-rsid="001d6ede"/>
    </style:style>
    <style:style style:name="P2" style:family="paragraph" style:parent-style-name="Standard">
      <style:text-properties officeooo:rsid="001ea4e0" officeooo:paragraph-rsid="001ea4e0"/>
    </style:style>
    <style:style style:name="P3" style:family="paragraph" style:parent-style-name="Standard">
      <style:text-properties officeooo:rsid="001f9f91" officeooo:paragraph-rsid="001f9f91"/>
    </style:style>
    <style:style style:name="T1" style:family="text">
      <style:text-properties officeooo:rsid="001f9f91"/>
    </style:style>
    <style:style style:name="T2" style:family="text">
      <style:text-properties officeooo:rsid="0020936b"/>
    </style:style>
    <style:style style:name="T3" style:family="text">
      <style:text-properties officeooo:rsid="0023e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CURIO</text:p>
      <text:p text:style-name="P1"/>
      <text:p text:style-name="P1"><text:span text:style-name="T1">Es el planeta más cercano al sol y mas pequeño del Sistema Solar. Conocido desde la antigüedad, s</text:span>u nombre proviene del Dios romano del comercio, hijo de júpiter.</text:p>
      <text:p text:style-name="P2">Su superficie es muy parecida a la de la Luna, con muchos <text:span text:style-name="T3">cráteres.</text:span> <text:span text:style-name="T2">Se cree que su que su</text:span> <text:span text:style-name="T3">núcleo</text:span> <text:span text:style-name="T2">esta formado por </text:span>hierro. Su periodo de <text:span text:style-name="T3">rotación</text:span> es mayor que el de <text:span text:style-name="T3">traslación.</text:span> Solo se puede observar al at<text:span text:style-name="T3">a</text:span>rdecer o al amanecer muy cerca del horizonte, <text:span text:style-name="T1">como la luna y venus presenta fases</text:span>. </text:p>
      <text:p text:style-name="P2"/>
      <text:p text:style-name="P2">Datos:</text:p>
      <text:p text:style-name="P2">Ma<text:span text:style-name="T3">g</text:span>nitud aparente: -1.9</text:p>
      <text:p text:style-name="P2"><text:span text:style-name="T3">Diámetro</text:span>: 4879,4 km</text:p>
      <text:p text:style-name="P2"><text:span text:style-name="T3">gravedad</text:span>: 2.78 m/s2</text:p>
      <text:p text:style-name="P2">temperatura: - 183 ºc - 427 ºC</text:p>
      <text:p text:style-name="P3"><text:span text:style-name="T3">Composición</text:span> <text:span text:style-name="T3">atmosférica</text:span>: <text:span text:style-name="T3">dióxido</text:span> de carbono 96% <text:span text:style-name="T3">nitrógeno</text:span> 3,5%.</text:p>
      <text:p text:style-name="P2"><text:span text:style-name="T3">composición</text:span>: potasio 31% sodio 25% oxigeno 9,5%, otros..</text:p>
      <text:p text:style-name="P2">Periodo orbital sideral: 87 <text:span text:style-name="T3">días</text:span> 23,23 horas</text:p>
      <text:p text:style-name="P2">periodo orbital <text:span text:style-name="T3">sinodico</text:span>: 115,88 <text:span text:style-name="T3">días</text:span></text:p>
      <text:p text:style-name="P2">distancia <text:span text:style-name="T1">media </text:span>al sol: 57.910.000 k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9:36:15.149006370</meta:creation-date>
    <dc:date>2016-01-03T11:20:05.650538603</dc:date>
    <meta:editing-duration>PT1H28M3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34" meta:character-count="791" meta:non-whitespace-character-count="669"/>
  </office:meta>
</office:document-meta>
</file>